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083d4b" officeooo:paragraph-rsid="002c06f8" style:font-size-asian="12pt" style:font-style-asian="normal" style:font-size-complex="12pt" style:font-style-complex="normal"/>
    </style:style>
    <style:style style:name="P2" style:family="paragraph" style:parent-style-name="Preformatted_20_Text">
      <style:text-properties style:font-name="Liberation Sans" fo:font-size="12pt" fo:font-style="normal" style:text-underline-style="none" officeooo:rsid="00083d4b" officeooo:paragraph-rsid="0038777e" style:font-size-asian="12pt" style:font-style-asian="normal" style:font-size-complex="12pt" style:font-style-complex="normal"/>
    </style:style>
    <style:style style:name="P3"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4"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6" style:family="paragraph" style:parent-style-name="Preformatted_20_Text">
      <style:text-properties style:font-name="Liberation Sans" fo:font-size="12pt" fo:font-style="normal" style:text-underline-style="none" officeooo:rsid="00083d4b" officeooo:paragraph-rsid="0046bb61" style:font-size-asian="12pt" style:font-style-asian="normal" style:font-size-complex="12pt" style:font-style-complex="normal"/>
    </style:style>
    <style:style style:name="P7" style:family="paragraph" style:parent-style-name="Preformatted_20_Text">
      <style:text-properties style:font-name="Liberation Sans" fo:font-size="12pt" fo:font-style="normal" style:text-underline-style="none" officeooo:rsid="00395b84" officeooo:paragraph-rsid="003889c8" style:font-size-asian="12pt" style:font-style-asian="normal" style:font-size-complex="12pt" style:font-style-complex="normal"/>
    </style:style>
    <style:style style:name="P8" style:family="paragraph" style:parent-style-name="Preformatted_20_Text">
      <style:paragraph-properties fo:text-align="center" style:justify-single-word="false"/>
      <style:text-properties officeooo:paragraph-rsid="00083d4b"/>
    </style:style>
    <style:style style:name="P9" style:family="paragraph" style:parent-style-name="Preformatted_20_Text">
      <style:text-properties officeooo:paragraph-rsid="003ce917"/>
    </style:style>
    <style:style style:name="P10" style:family="paragraph" style:parent-style-name="Preformatted_20_Text">
      <style:text-properties officeooo:rsid="00427920" officeooo:paragraph-rsid="00427920"/>
    </style:style>
    <style:style style:name="P11" style:family="paragraph" style:parent-style-name="Preformatted_20_Text">
      <style:text-properties officeooo:paragraph-rsid="0043f2d9"/>
    </style:style>
    <style:style style:name="P12" style:family="paragraph" style:parent-style-name="Preformatted_20_Text">
      <style:text-properties officeooo:paragraph-rsid="0037bd11"/>
    </style:style>
    <style:style style:name="P13" style:family="paragraph" style:parent-style-name="Preformatted_20_Text">
      <style:text-properties style:font-name="Liberation Serif" fo:font-size="12pt" fo:font-style="italic" style:text-underline-style="none" officeooo:rsid="0045ab15" officeooo:paragraph-rsid="0045ab15" style:font-size-asian="12pt" style:font-style-asian="italic" style:font-size-complex="12pt" style:font-style-complex="italic"/>
    </style:style>
    <style:style style:name="P14" style:family="paragraph" style:parent-style-name="Preformatted_20_Text">
      <style:text-properties style:font-name="Liberation Serif" fo:font-size="12pt" fo:font-style="normal" style:text-underline-style="none" officeooo:rsid="0045ab15" officeooo:paragraph-rsid="0045ab15" style:font-size-asian="12pt" style:font-style-asian="normal" style:font-size-complex="12pt" style:font-style-complex="normal"/>
    </style:style>
    <style:style style:name="P15" style:family="paragraph" style:parent-style-name="Preformatted_20_Text">
      <style:text-properties officeooo:paragraph-rsid="0045ab15"/>
    </style:style>
    <style:style style:name="P16" style:family="paragraph" style:parent-style-name="Preformatted_20_Text">
      <style:text-properties officeooo:paragraph-rsid="0038777e"/>
    </style:style>
    <style:style style:name="P17" style:family="paragraph" style:parent-style-name="Preformatted_20_Text">
      <style:text-properties officeooo:paragraph-rsid="0046bb61"/>
    </style:style>
    <style:style style:name="P18" style:family="paragraph" style:parent-style-name="Preformatted_20_Text">
      <style:text-properties officeooo:paragraph-rsid="003b3a05"/>
    </style:style>
    <style:style style:name="P19" style:family="paragraph" style:parent-style-name="Preformatted_20_Text">
      <style:text-properties officeooo:paragraph-rsid="004b462a"/>
    </style:style>
    <style:style style:name="P20" style:family="paragraph" style:parent-style-name="Preformatted_20_Text">
      <style:text-properties officeooo:paragraph-rsid="002c06f8"/>
    </style:style>
    <style:style style:name="P21" style:family="paragraph" style:parent-style-name="Preformatted_20_Text">
      <style:text-properties officeooo:paragraph-rsid="003e7444"/>
    </style:style>
    <style:style style:name="T1" style:family="text">
      <style:text-properties officeooo:rsid="000dd66a"/>
    </style:style>
    <style:style style:name="T2" style:family="text">
      <style:text-properties fo:font-variant="normal" fo:text-transform="none" fo:color="#000000" style:font-name="Liberation Serif" fo:font-size="12pt" fo:letter-spacing="normal" fo:font-style="italic" style:text-underline-style="none" fo:font-weight="normal" officeooo:rsid="00083d4b" style:font-size-asian="12pt" style:font-style-asian="italic" style:font-size-complex="12pt" style:font-style-complex="italic"/>
    </style:style>
    <style:style style:name="T3" style:family="text">
      <style:text-properties fo:font-variant="normal" fo:text-transform="none" fo:color="#000000" style:font-name="system-ui" fo:font-size="12pt" fo:letter-spacing="normal" fo:font-style="italic" style:text-underline-style="none" fo:font-weight="normal" officeooo:rsid="00083d4b" style:font-size-asian="12pt" style:font-style-asian="italic" style:font-size-complex="12pt" style:font-style-complex="italic"/>
    </style:style>
    <style:style style:name="T4" style:family="text">
      <style:text-properties style:font-name="Liberation Serif" fo:font-size="12pt" fo:font-style="italic" style:text-underline-style="none" officeooo:rsid="00083d4b" style:font-size-asian="12pt" style:font-style-asian="italic" style:font-size-complex="12pt" style:font-style-complex="italic"/>
    </style:style>
    <style:style style:name="T5" style:family="text">
      <style:text-properties style:font-name="Liberation Serif" fo:font-size="12pt" fo:font-style="normal" style:text-underline-style="none" officeooo:rsid="0045ab15" style:font-size-asian="12pt" style:font-style-asian="normal" style:font-size-complex="12pt" style:font-style-complex="normal"/>
    </style:style>
    <style:style style:name="T6" style:family="text">
      <style:text-properties style:font-name="Liberation Serif" fo:font-size="12pt" fo:font-style="normal" style:text-underline-style="none" officeooo:rsid="0045ab15" style:font-name-asian="Nimbus Mono L" style:font-size-asian="12pt" style:font-style-asian="normal" style:font-name-complex="Liberation Mono" style:font-size-complex="12pt" style:font-style-complex="normal"/>
    </style:style>
    <style:style style:name="T7" style:family="text">
      <style:text-properties officeooo:rsid="00320ea2"/>
    </style:style>
    <style:style style:name="T8" style:family="text">
      <style:text-properties style:font-name="Liberation Sans" fo:font-size="12pt"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9" style:family="text">
      <style:text-properties style:font-name="Liberation Sans" fo:font-size="12pt" fo:font-style="normal" style:text-underline-style="none" officeooo:rsid="003ce917" style:font-size-asian="12pt" style:font-style-asian="normal" style:font-size-complex="12pt" style:font-style-complex="normal"/>
    </style:style>
    <style:style style:name="T10" style:family="text">
      <style:text-properties style:font-name="Liberation Sans" fo:font-size="12pt" fo:font-style="normal" style:text-underline-style="none" officeooo:rsid="00104f74" style:font-size-asian="12pt" style:font-style-asian="normal" style:font-size-complex="12pt" style:font-style-complex="normal"/>
    </style:style>
    <style:style style:name="T11" style:family="text">
      <style:text-properties style:font-name="Liberation Sans" fo:font-size="12pt" fo:font-style="normal" style:text-underline-style="none" officeooo:rsid="0046bb61" style:font-size-asian="12pt" style:font-style-asian="normal" style:font-size-complex="12pt" style:font-style-complex="normal"/>
    </style:style>
    <style:style style:name="T12"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13"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4" style:family="text">
      <style:text-properties style:font-name="Liberation Sans" fo:font-size="12pt" fo:font-style="normal" style:text-underline-style="none" officeooo:rsid="00497290" style:font-size-asian="12pt" style:font-style-asian="normal" style:font-size-complex="12pt" style:font-style-complex="normal"/>
    </style:style>
    <style:style style:name="T15" style:family="text">
      <style:text-properties style:font-name="Liberation Sans" fo:font-size="12pt" fo:font-style="normal" style:text-underline-style="none" officeooo:rsid="003a9b5a" style:font-size-asian="12pt" style:font-style-asian="normal" style:font-size-complex="12pt" style:font-style-complex="normal"/>
    </style:style>
    <style:style style:name="T16"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7"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18"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9" style:family="text">
      <style:text-properties style:font-name="Liberation Sans" fo:font-size="12pt" fo:font-style="normal" style:text-underline-style="none" officeooo:rsid="003b3a05" style:font-size-asian="12pt" style:font-style-asian="normal" style:font-size-complex="12pt" style:font-style-complex="normal"/>
    </style:style>
    <style:style style:name="T20" style:family="text">
      <style:text-properties style:font-name="Liberation Sans" fo:font-size="12pt" fo:font-style="normal" style:text-underline-style="none" officeooo:rsid="00320ea2" style:font-size-asian="12pt" style:font-style-asian="normal" style:font-size-complex="12pt" style:font-style-complex="normal"/>
    </style:style>
    <style:style style:name="T21"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427920"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43f2d9"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46bb61"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491977"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497290"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6pt" fo:font-weight="bold" officeooo:rsid="002f1f25" style:font-size-asian="16pt" style:font-weight-asian="bold" style:font-size-complex="16pt" style:font-weight-complex="bold"/>
    </style:style>
    <style:style style:name="T29" style:family="text">
      <style:text-properties style:font-name="Liberation Sans" fo:font-size="16pt" fo:font-weight="bold" officeooo:rsid="001b99ac" style:font-size-asian="16pt" style:font-weight-asian="bold" style:font-size-complex="16pt" style:font-weight-complex="bold"/>
    </style:style>
    <style:style style:name="T30" style:family="text">
      <style:text-properties style:font-name="Liberation Sans" fo:font-size="16pt" fo:font-weight="bold" officeooo:rsid="000dd66a" style:font-size-asian="16pt" style:font-weight-asian="bold" style:font-size-complex="16pt" style:font-weight-complex="bold"/>
    </style:style>
    <style:style style:name="T31" style:family="text">
      <style:text-properties style:font-name="Liberation Sans" fo:font-size="16pt" fo:font-weight="bold" officeooo:rsid="00427920" style:font-name-asian="Nimbus Mono L" style:font-size-asian="16pt" style:font-weight-asian="bold" style:font-name-complex="Liberation Mono" style:font-size-complex="16pt" style:font-weight-complex="bold"/>
    </style:style>
    <style:style style:name="T32" style:family="text">
      <style:text-properties officeooo:rsid="003b3a05"/>
    </style:style>
    <style:style style:name="T33" style:family="text">
      <style:text-properties officeooo:rsid="003ce917"/>
    </style:style>
    <style:style style:name="T34" style:family="text">
      <style:text-properties fo:font-style="normal" fo:font-weight="bold" officeooo:rsid="00083d4b" style:font-style-asian="normal" style:font-weight-asian="bold" style:font-style-complex="normal" style:font-weight-complex="bold"/>
    </style:style>
    <style:style style:name="T35" style:family="text">
      <style:text-properties officeooo:rsid="004b46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ayers for our World and the Church</text:p>
      <text:p text:style-name="P8"><text:span text:style-name="T28">7th</text:span><text:span text:style-name="T29"> </text:span><text:span text:style-name="T31">March</text:span><text:span text:style-name="T29"> 20</text:span><text:span text:style-name="T30">21</text:span></text:p>
      <text:p text:style-name="P12"><text:span text:style-name="T8">Psalm 59:16</text:span><text:span text:style-name="T4"> </text:span><text:bookmark text:name="en-ESV-14807"/><text:span text:style-name="T3">But I will sing of your strength;</text:span><text:span text:style-name="T2"> </text:span><text:span text:style-name="T3">I will sing aloud of your steadfast love in the morning.</text:span><text:span text:style-name="T2"> </text:span><text:span text:style-name="T3">For you have been to me a fortress</text:span><text:span text:style-name="T2"> </text:span><text:span text:style-name="T3">and a refuge in the day of my distress.</text:span></text:p>
      <text:p text:style-name="P14"/>
      <text:p text:style-name="P15"><text:span text:style-name="T5">While David was beset by enemies seeking his life, he was still able to sing of God’s protection. Let us likewise come to our loving God Who </text:span><text:span text:style-name="T6">guards His people.</text:span></text:p>
      <text:p text:style-name="P15"><text:span text:style-name="T6"/></text:p>
      <text:p text:style-name="P13"><text:span text:style-name="T34">Thanks to God</text:span></text:p>
      <text:p text:style-name="P16"><text:span text:style-name="T10">O </text:span><text:span text:style-name="T24">Heavenly Father</text:span><text:span text:style-name="T12">, </text:span><text:span text:style-name="T13">we thank </text:span><text:span text:style-name="T12">You </text:span><text:span text:style-name="T13">that we are able to meet again </text:span><text:span text:style-name="T11">on this Lord’s Day to hear Your Word read and preached, to sing praises to Your Name, to share fellowship one with another and to</text:span><text:span text:style-name="T13"> celebrate the Lord’s Supper. </text:span><text:span text:style-name="T24">We remember the Perfect sacrifice of Jesus, made to secure our redemption, and to turn us from rebels into saints. We also look forward to the return of the King of Kings and the great Marriage Feast of the Lamb which is to come.</text:span></text:p>
      <text:p text:style-name="P2"/>
      <text:p text:style-name="P17"><text:span text:style-name="T11">We thank You that Your Church is made of living stones – </text:span><text:span text:style-name="T25">we</text:span><text:span text:style-name="T11"> who were dead in sin, </text:span><text:span text:style-name="T24">but whom You made alive by Your sovereign Grace, upon whom You bestowed the very faith we needed in order to believe the Good News of Salvation, rich and free but</text:span><text:span text:style-name="T11"> provided at infinite cost. We thank You that it was not because of any good in us that </text:span><text:span text:style-name="T24">we are now Your people but only because of Your choice. And because it is all of You, we can trust You to hold us in Your hands until the very end.</text:span></text:p>
      <text:p text:style-name="P6"/>
      <text:p text:style-name="P4">The Wider World ...<text:span text:style-name="T1"> a</text:span>nd the wider Church</text:p>
      <text:p text:style-name="P19"><text:span text:style-name="T14">I</text:span><text:span text:style-name="T16">n this wide world, Lord, we see much that needs the </text:span><text:span text:style-name="T27">h</text:span><text:span text:style-name="T16">ealing </text:span><text:span text:style-name="T27">touch</text:span><text:span text:style-name="T16"> of J</text:span><text:span text:style-name="T27">e</text:span><text:span text:style-name="T16">sus, for both body and soul. We thank You for agencies such as Barnab</text:span><text:span text:style-name="T27">a</text:span><text:span text:style-name="T16">s Fund which reports on troubles elsewhere. We pray again for their work in Myanmar among the Chin and Karen peoples currently suffering at the hands of the military regime.</text:span></text:p>
      <text:p text:style-name="P19"><text:span text:style-name="T14"/></text:p>
      <text:p text:style-name="P19"><text:span text:style-name="T14">As we live our lives </text:span><text:span text:style-name="T16">here </text:span><text:span text:style-name="T14">in submission to Your Word, Lord, we pray for our governments, for our nation and our State of Victoria. </text:span><text:span text:style-name="T27">D</text:span><text:span text:style-name="T14">isorder seems to be so prevalent and we see </text:span><text:span text:style-name="T26">few signs of true leadership. You instituted government to commend good and to punish evil, to protect families and allow for the freedom to preach the gospel.</text:span></text:p>
      <text:p text:style-name="P19"><text:span text:style-name="T27"/></text:p>
      <text:p text:style-name="P19"><text:span text:style-name="T26">So much of what we see reported goes against those purposes so we pray that Your church would stand firm in these troubled times, that we might be witnesses in word and deed to the truths of Your Word, and to declare that actions contrary to Your Word will result in harm to the people of our nation and State.</text:span></text:p>
      <text:p text:style-name="P7"/>
      <text:p text:style-name="P18"><text:span text:style-name="T15">Nothing is beyond Your control, and nothing escapes Your notice. </text:span><text:span text:style-name="T27">As we work for the blessing of the place in which we live, we also remember that politics and government will not bring about true peace which can come only from the Prince of Peace, and the outcome of current events is in Your hands.</text:span></text:p>
      <text:p text:style-name="P18"><text:span text:style-name="T27"/></text:p>
      <text:p text:style-name="P3">Ashburton</text:p>
      <text:p text:style-name="P20"><text:span text:style-name="T12">Here in Ashburton, we </text:span><text:span text:style-name="T17">pray for needs within our number. We continue to uphold Margaret Sanders, taking stronger medication for trigeminal neuralgia. </text:span><text:span text:style-name="T16">We ask You to grant wisdom and insight to her doctor and specialists as they seek to </text:span><text:span text:style-name="T27">prescribe the best treatment. </text:span></text:p>
      <text:p text:style-name="P1"/>
      <text:p text:style-name="P21"><text:span text:style-name="T18">We pray for Barry as he preach</text:span><text:span text:style-name="T27">es Your Word. We thank You for his high calling to rightly handle the Word of Truth. We pray for our own understanding as we listen and absorb the living Word. May it go deep into our hearts to change us by the work of the Holy Spirit, to make us more into the likeness of Jesus each day. As we study Your Word in community groups we pray for opportunities to live it out, and to care for one another in the grace that You supply.</text:span></text:p>
      <text:p text:style-name="P1"/>
      <text:p text:style-name="P20"><text:span text:style-name="T19">Knowing that </text:span><text:span text:style-name="T27">we may make our plans but You guide our ways</text:span><text:span text:style-name="T19">, w</text:span><text:span text:style-name="T12">e </text:span><text:span text:style-name="T19">pray </text:span><text:span text:style-name="T27">that</text:span><text:span text:style-name="T12"> the </text:span><text:span text:style-name="T19">work</text:span><text:span text:style-name="T12"> of the Kingdom</text:span><text:span text:style-name="T9"> </text:span><text:span text:style-name="T16">may prosper as Your Word </text:span><text:span text:style-name="T27">extends outward from this place</text:span><text:span text:style-name="T12">, </text:span><text:span text:style-name="T16">In Jesus Name,</text:span><text:span text:style-name="T12"> Amen.</text:span></text:p>
      <text:p text:style-name="P1"/>
      <text:p text:style-name="P1"><text:soft-page-break/></text:p>
      <text:p text:style-name="P1"/>
      <text:p text:style-name="P1"/>
      <text:p text:style-name="P1"/>
      <text:p text:style-name="P9"><text:span text:style-name="T9">We come now to </text:span><text:span text:style-name="T22">the reading of God’s Word.</text:span></text:p>
      <text:p text:style-name="P9"><text:span text:style-name="T22"/></text:p>
      <text:p text:style-name="P10"><text:span text:style-name="T21">The reading is today’s passage from which Barry will preach shortly. Follow with me as we read Ezra chapter 6 verses 13 to 22.</text:span></text:p>
      <text:p text:style-name="P10"><text:span text:style-name="T21"/></text:p>
      <text:p text:style-name="P10"><text:span text:style-name="T21"/></text:p>
      <text:p text:style-name="P11"><text:span text:style-name="T23">Just before Barry preaches, let us stand to express our joy in the words of our next hymn “Join All the Glorious Nam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3-06T21:34:53.769692418</dc:date>
    <meta:editing-duration>PT2H36M19S</meta:editing-duration>
    <meta:editing-cycles>36</meta:editing-cycles>
    <meta:generator>LibreOffice/6.4.6.2$Linux_X86_64 LibreOffice_project/40$Build-2</meta:generator>
    <meta:print-date>2021-01-30T16:02:32.952449610</meta:print-date>
    <meta:document-statistic meta:table-count="0" meta:image-count="0" meta:object-count="0" meta:page-count="2" meta:paragraph-count="19" meta:word-count="732" meta:character-count="3821" meta:non-whitespace-character-count="3106"/>
  </office:meta>
</office:document-meta>
</file>